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39a" officeooo:paragraph-rsid="0010c39a"/>
    </style:style>
    <style:style style:name="P2" style:family="paragraph" style:parent-style-name="Standard">
      <style:text-properties officeooo:paragraph-rsid="0010d47c"/>
    </style:style>
    <style:style style:name="P3" style:family="paragraph" style:parent-style-name="Standard">
      <style:paragraph-properties fo:text-align="center" style:justify-single-word="false"/>
      <style:text-properties officeooo:rsid="001252e9" officeooo:paragraph-rsid="001252e9"/>
    </style:style>
    <style:style style:name="P4" style:family="paragraph" style:parent-style-name="Standard">
      <style:text-properties officeooo:paragraph-rsid="001252e9"/>
    </style:style>
    <style:style style:name="T1" style:family="text">
      <style:text-properties officeooo:rsid="0010d47c"/>
    </style:style>
    <style:style style:name="T2" style:family="text">
      <style:text-properties officeooo:rsid="001252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ondon Burough Case Study</text:p>
      <text:p text:style-name="P1"/>
      <text:p text:style-name="P1">1. Based on the data the most expensive borough seems to be Kensington &amp; Chelsea boasting an average housing cost of 1.46 million pounds in 2018. Interestingly the housing prices <text:span text:style-name="T1">in this borough</text:span> seem to have decreased ever since then with the average cost this year being less than 1.4 million.</text:p>
      <text:p text:style-name="P1"/>
      <text:p text:style-name="P1">2. <text:span text:style-name="T1">I arrived to this conclusion by sorting the dataframe by the average house value of the boroughs and inspecting which were the most expensive.</text:span></text:p>
      <text:p text:style-name="P1"/>
      <text:p text:style-name="P2"><text:span text:style-name="T1">3. The main challenges I encountered were mostly technical. </text:span><text:span text:style-name="T2">The functions I had difficulty understanding and applying included the melt and groupby functions. I also had several setbacks involving indexing and misspelling variables and functions. These problems were mostly resolved through Googling and arduous troubleshooting of the code. One topic in particular I will be revisiting is the use of lambda functions as I was unable to understand how to apply them in this assignment.</text:span></text:p>
      <text:p text:style-name="P2"/>
      <text:p text:style-name="P4"><text:span text:style-name="T2">4. I’d like to investigate more tools I can use to analyze this datase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16:36:14.149147851</meta:creation-date>
    <dc:date>2020-07-31T17:16:46.273682337</dc:date>
    <meta:editing-duration>PT1S</meta:editing-duration>
    <meta:editing-cycles>1</meta:editing-cycles>
    <meta:document-statistic meta:table-count="0" meta:image-count="0" meta:object-count="0" meta:page-count="1" meta:paragraph-count="5" meta:word-count="169" meta:character-count="1020" meta:non-whitespace-character-count="856"/>
    <meta:generator>LibreOffice/6.4.4.2$Linux_X86_64 LibreOffice_project/40$Build-2</meta:generator>
  </office:meta>
</office:document-meta>
</file>